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Arial" style:font-family-asian="Arial" style:font-family-complex="Arial"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Arial" style:font-family-asian="Arial" style:font-family-complex="Arial"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fo:font-style="italic"/>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fo:font-style="italic"/>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fo:font-style="italic"/>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fo:font-style="italic"/>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fo:font-style="italic"/>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fo:font-style="italic"/>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fo:font-style="italic"/>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fo:font-style="italic"/>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fo:font-style="italic"/>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fo:font-style="italic"/>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bold"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normal" fo:font-family="Arial" style:font-family-asian="Arial" style:font-family-complex="Arial" fo:background-color="transparent" fo:color="#000000"/>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bold"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Arial" style:font-family-asian="Arial" style:font-family-complex="Arial" fo:background-color="transparent" fo:color="#000000"/>
    </style:style>
    <style:style style:name="T56" style:family="text">
      <style:text-properties fo:font-size="12.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bold"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3.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bold"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4.00pt" fo:font-weight="bold"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4.00pt" fo:font-weight="bold"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bold" fo:font-family="Calibri" style:font-family-asian="Calibri" style:font-family-complex="Calibri" fo:background-color="transparent" style:use-window-font-color="true"/>
    </style:style>
    <style:style style:name="T92" style:family="text">
      <style:text-properties fo:font-size="14.00pt" fo:font-weight="bold"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4.00pt" fo:font-weight="bold"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4.00pt" fo:font-weight="bold" fo:font-family="Calibri" style:font-family-asian="Calibri" style:font-family-complex="Calibri" fo:background-color="transparent" style:use-window-font-color="true"/>
    </style:style>
    <style:style style:name="T101" style:family="text">
      <style:text-properties fo:font-size="11.00pt" fo:font-weight="bold"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4.00pt" fo:font-weight="bold"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bold" fo:font-family="Calibri" style:font-family-asian="Calibri" style:font-family-complex="Calibri" fo:background-color="transparent" style:use-window-font-color="true"/>
    </style:style>
    <style:style style:name="T112" style:family="text">
      <style:text-properties fo:font-size="14.00pt" fo:font-weight="bold"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4.00pt" fo:font-weight="bold"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4.00pt" fo:font-weight="normal" fo:font-family="Calibri" style:font-family-asian="Calibri" style:font-family-complex="Calibri" fo:background-color="transparent" style:use-window-font-color="true"/>
    </style:style>
    <style:style style:name="T121" style:family="text">
      <style:text-properties fo:font-size="11.00pt" fo:font-weight="bold"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bold"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bold"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2.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4.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15.00%" fo:text-align="left" fo:margin-bottom="10.00pt"/>
    </style:style>
    <style:style style:name="P7" style:family="paragraph">
      <style:paragraph-properties fo:line-height="115.00%" fo:text-align="left" fo:margin-bottom="10.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15.00%" fo:text-align="left" fo:margin-bottom="10.00pt"/>
    </style:style>
    <style:style style:name="P9" style:family="paragraph">
      <style:paragraph-properties fo:line-height="115.00%" fo:text-align="left" fo:margin-bottom="10.00p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15.00%" fo:text-align="left" fo:margin-bottom="10.00pt"/>
    </style:style>
    <style:style style:name="P11" style:family="paragraph">
      <style:paragraph-properties fo:line-height="100.00%" fo:text-align="lef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15.00%" fo:text-align="lef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15.00%" fo:text-align="lef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left" fo:margin-bottom="10.00pt"/>
    </style:style>
    <style:style style:name="P18" style:family="paragraph">
      <style:paragraph-properties fo:line-height="115.00%" fo:text-align="left" fo:margin-bottom="10.00pt"/>
    </style:style>
    <text:list-style style:name="L19">
      <text:list-level-style-bullet text:level="1" text:bullet-char="•">
        <style:list-level-properties text:space-before="18.00pt" text:min-label-width="18.00pt"/>
        <style:text-properties fo:font-family="Symbol"/>
      </text:list-level-style-bullet>
    </text:list-style>
    <style:style style:name="P19" style:family="paragraph">
      <style:paragraph-properties fo:line-height="115.00%" fo:text-align="left"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15.00%" fo:text-align="lef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18.00pt" text:min-label-width="18.00pt"/>
        <style:text-properties fo:font-family="Symbol"/>
      </text:list-level-style-bullet>
    </text:list-style>
    <style:style style:name="P23" style:family="paragraph">
      <style:paragraph-properties fo:line-height="115.00%" fo:text-align="lef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18.00pt" text:min-label-width="18.00pt"/>
        <style:text-properties fo:font-family="Symbol"/>
      </text:list-level-style-bullet>
    </text:list-style>
    <style:style style:name="P25" style:family="paragraph">
      <style:paragraph-properties fo:line-height="115.00%" fo:text-align="lef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18.00pt" text:min-label-width="18.00pt"/>
        <style:text-properties fo:font-family="Symbol"/>
      </text:list-level-style-bullet>
    </text:list-style>
    <style:style style:name="P27" style:family="paragraph">
      <style:paragraph-properties fo:line-height="115.00%" fo:text-align="lef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18.00pt" text:min-label-width="18.00pt"/>
        <style:text-properties fo:font-family="Symbol"/>
      </text:list-level-style-bullet>
    </text:list-style>
    <style:style style:name="P29" style:family="paragraph">
      <style:paragraph-properties fo:line-height="115.00%" fo:text-align="lef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18.00pt" text:min-label-width="18.00pt"/>
        <style:text-properties fo:font-family="Symbol"/>
      </text:list-level-style-bullet>
    </text:list-style>
    <style:style style:name="P31" style:family="paragraph">
      <style:paragraph-properties fo:line-height="115.00%" fo:text-align="left" fo:margin-bottom="10.00pt"/>
    </style:style>
  </office:automatic-styles>
  <office:body>
    <office:text>
      <text:p text:style-name="P1"><text:span text:style-name="T1"/></text:p>
      <text:p text:style-name="P1"><text:span text:style-name="T1">Conversion of Videos From SD to HD Resolution Using Diffusion</text:span><text:span text:style-name="T2"/></text:p>
      <text:p text:style-name="P2"><text:span text:style-name="T3"/></text:p>
      <text:p text:style-name="P2"><text:span text:style-name="T3">Introduction</text:span><text:span text:style-name="T4"/></text:p>
      <text:p text:style-name="P2"><text:span text:style-name="T4">This project aims to enhance video quality by processing each frame with advanced image inpainting and upscaling techniques. By leveraging a state-of-the-art diffusion model and combining it with traditional image processing methods, we achieve improved visual fidelity for video content. This report outlines the design and implementation of the video conversion tool, including the specific diffusion model used and the overall effectiveness of each component.</text:span></text:p>
      <text:p text:style-name="P2"><text:span text:style-name="T4"/></text:p>
      <text:p text:style-name="P2"><text:span text:style-name="T5">Objectives</text:span><text:span text:style-name="T6"/></text:p>
      <text:p text:style-name="P2"><text:span text:style-name="T7">1. Extract Frames :<text:s text:c="2"/></text:span><text:span text:style-name="T8">Extract individual frames from the input video for processing.</text:span><text:span text:style-name="T9"/></text:p>
      <text:p text:style-name="P2"><text:span text:style-name="T9">2. Inpaint and Upscale Frames :<text:s text:c="2"/></text:span><text:span text:style-name="T10">Use the Stable Diffusion Inpainting model to restore and upscale the frames.</text:span></text:p>
      <text:p text:style-name="P2"><text:span text:style-name="T11">3. Reconstruct Video :<text:s text:c="2"/></text:span><text:span text:style-name="T12">Combine the processed frames back into a high-definition video.</text:span></text:p>
      <text:p text:style-name="P2"><text:span text:style-name="T12"/></text:p>
      <text:p text:style-name="P2"><text:span text:style-name="T13">Design and Implementation</text:span><text:span text:style-name="T14"/></text:p>
      <text:p text:style-name="P2"><text:span text:style-name="T15">1. Dependencies and Setup</text:span><text:span text:style-name="T16"/></text:p>
      <text:p text:style-name="P2"><text:span text:style-name="T17">Libraries and Tools :</text:span><text:span text:style-name="T18"/></text:p>
      <text:list text:style-name="L3">
        <text:list-item>
          <text:p text:style-name="P3"><text:span text:style-name="T19">PyTorch and torchvision :<text:s text:c="2"/></text:span><text:span text:style-name="T20">For deep learning operations and image transformations.</text:span></text:p>
        </text:list-item>
        <text:list-item>
          <text:p text:style-name="P3"><text:span text:style-name="T21">Diffusers :<text:s text:c="2"/></text:span><text:span text:style-name="T22">Provides the Stable Diffusion Inpainting model.</text:span></text:p>
        </text:list-item>
        <text:list-item>
          <text:p text:style-name="P3"><text:span text:style-name="T23">OpenCV :<text:s/></text:span><text:span text:style-name="T24">For video frame extraction and saving.</text:span></text:p>
        </text:list-item>
        <text:list-item>
          <text:p text:style-name="P3"><text:span text:style-name="T25">MoviePy :<text:s/></text:span><text:span text:style-name="T26">For video reconstruction from processed frames.</text:span></text:p>
        </text:list-item>
        <text:list-item>
          <text:p text:style-name="P3"><text:span text:style-name="T27">PIL (Python Imaging Library) :<text:s/></text:span><text:span text:style-name="T28">For image handling and transformations.</text:span></text:p>
        </text:list-item>
      </text:list>
      <text:p text:style-name="P4"><draw:frame text:anchor-type="as-char" svg:width="138.11mm" svg:height="10.32mm" style:rel-width="scale" style:rel-height="scale"><draw:object-ole xlink:href="OleObj1"/><draw:image xlink:href="ObjectReplacements/OleObj1"/></draw:frame><text:span text:style-name="T29"/></text:p>
      <text:p text:style-name="P4"><draw:frame text:anchor-type="as-char" svg:width="117.21mm" svg:height="10.05mm" style:rel-width="scale" style:rel-height="scale"><draw:object-ole xlink:href="OleObj2"/><draw:image xlink:href="ObjectReplacements/OleObj2"/></draw:frame><text:span text:style-name="T30"/></text:p>
      <text:p text:style-name="P4"><text:span text:style-name="T30"/></text:p>
      <text:p text:style-name="P4"><text:span text:style-name="T31">2. Frame Extraction</text:span><text:span text:style-name="T32"/></text:p>
      <text:p text:style-name="P5"><text:span text:style-name="T33">Function :<text:s text:c="2"/></text:span><text:span text:style-name="T34">extract_frames(video_path, output_dir)</text:span><text:span text:style-name="T35"/></text:p>
      <text:p text:style-name="P5"><text:span text:style-name="T35">Purpose :<text:s text:c="2"/></text:span><text:span text:style-name="T36">Extracts frames from the input video and saves them as individual image files.</text:span></text:p>
      <text:p text:style-name="P5"><text:span text:style-name="T37">Implementation Details :</text:span></text:p>
      <text:list text:style-name="L6">
        <text:list-item>
          <text:p text:style-name="P6"><text:span text:style-name="T38">Uses OpenCV’s `VideoCapture` to read the video file.</text:span></text:p>
        </text:list-item>
        <text:list-item>
          <text:p text:style-name="P6"><text:span text:style-name="T38">Iterates through the video frames and saves each as a PNG image.</text:span></text:p>
        </text:list-item>
      </text:list>
      <text:p text:style-name="P7"><text:span text:style-name="T38"><text:s text:c="2"/></text:span><draw:frame text:anchor-type="as-char" svg:width="146.84mm" svg:height="58.47mm" style:rel-width="scale" style:rel-height="scale"><draw:object-ole xlink:href="OleObj3"/><draw:image xlink:href="ObjectReplacements/OleObj3"/></draw:frame><text:span text:style-name="T40"/></text:p>
      <text:p text:style-name="P7"><text:span text:style-name="T41">3. Inpainting and Upscaling</text:span><text:span text:style-name="T42"/></text:p>
      <text:p text:style-name="P7"><text:span text:style-name="T43">Function<text:s text:c="2"/>:<text:s text:c="2"/></text:span><text:span text:style-name="T44">inpaint_and_upscale(frame)</text:span></text:p>
      <text:p text:style-name="P7"><text:span text:style-name="T45">Purpose :<text:s text:c="2"/></text:span><text:span text:style-name="T46">Applies image inpainting to restore missing or degraded areas and upscales the image to a higher resolution.</text:span></text:p>
      <text:p text:style-name="P7"><text:span text:style-name="T47">Implementation Details :</text:span><text:span text:style-name="T48"/></text:p>
      <text:list text:style-name="L8">
        <text:list-item>
          <text:p text:style-name="P8"><text:span text:style-name="T48"><text:s text:c="2"/></text:span><text:span text:style-name="T49">Inpainting :<text:s text:c="2"/></text:span><text:span text:style-name="T50">Utilizes the Stable Diffusion Inpainting model from the `diffusers` library. This model generates high-quality content for masked regions in the image.</text:span></text:p>
        </text:list-item>
        <text:list-item>
          <text:p text:style-name="P8"><text:span text:style-name="T50"><text:s text:c="2"/></text:span><text:span text:style-name="T51">Upscaling :<text:s text:c="2"/></text:span><text:span text:style-name="T52">Resizes the inpainted image to a resolution of 1280x720 using PIL’s<text:s text:c="2"/>"resize"<text:s text:c="2"/>method with the " Image.LANCZOS " filter for high-quality results.</text:span></text:p>
        </text:list-item>
        <text:list-item>
          <text:p text:style-name="P8"><text:span text:style-name="T52"><text:s text:c="2"/></text:span><text:span text:style-name="T53">Conversion :<text:s text:c="2"/></text:span><text:span text:style-name="T54">Converts the PIL image back to OpenCV format for saving.</text:span></text:p>
        </text:list-item>
      </text:list>
      <text:p text:style-name="P9"><draw:frame text:anchor-type="as-char" svg:width="152.40mm" svg:height="99.22mm" style:rel-width="scale" style:rel-height="scale"><draw:object-ole xlink:href="OleObj4"/><draw:image xlink:href="ObjectReplacements/OleObj4"/></draw:frame><text:span text:style-name="T56">4. Combine Frames into Video</text:span><text:span text:style-name="T57"/></text:p>
      <text:p text:style-name="P9"><text:span text:style-name="T58">Function :<text:s text:c="2"/></text:span><text:span text:style-name="T59">combine_frames_to_video(frame_dir, output_video_path, fps=30)`</text:span></text:p>
      <text:p text:style-name="P9"><text:span text:style-name="T60">Purpose :<text:s text:c="2"/></text:span><text:span text:style-name="T61">Reconstructs a video from the processed frames.</text:span></text:p>
      <text:p text:style-name="P9"><text:span text:style-name="T62">Implementation Details :</text:span><text:span text:style-name="T63"/></text:p>
      <text:list text:style-name="L10">
        <text:list-item>
          <text:p text:style-name="P10"><text:span text:style-name="T63">Uses MoviePy’s `ImageSequenceClip` to create a video clip from the sequence of processed images.</text:span></text:p>
        </text:list-item>
        <text:list-item>
          <text:p text:style-name="P10"><text:span text:style-name="T63">Writes the final video file with the specified frames per second (fps).</text:span></text:p>
        </text:list-item>
      </text:list>
      <text:p text:style-name="P11"><draw:frame text:anchor-type="as-char" svg:width="152.40mm" svg:height="41.28mm" style:rel-width="scale" style:rel-height="scale"><draw:object-ole xlink:href="OleObj5"/><draw:image xlink:href="ObjectReplacements/OleObj5"/></draw:frame><text:span text:style-name="T63"/></text:p>
      <text:p text:style-name="P12"><text:span text:style-name="T63"/></text:p>
      <text:p text:style-name="P12"><text:span text:style-name="T64">Diffusion Model: Stable Diffusion Inpainting Pipeline</text:span><text:span text:style-name="T65"/></text:p>
      <text:p text:style-name="P12"><text:span text:style-name="T66">Overview of Stable Diffusion Inpainting Pipeline</text:span></text:p>
      <text:p text:style-name="P12"><text:span text:style-name="T67">The Stable Diffusion Inpainting Pipeline is a specialized version of the Stable Diffusion model, which is known for its capabilities in image generation and restoration. The primary goal of this model is to perform image inpainting, a task that involves filling in missing or damaged areas of an image in a way that is coherent with the surrounding content.</text:span></text:p>
      <text:p text:style-name="P12"><text:span text:style-name="T68">How It Is Used in the Project</text:span><text:span text:style-name="T69"/></text:p>
      <text:p text:style-name="P12"><text:span text:style-name="T69">In the project, the Stable Diffusion Inpainting Pipeline is employed to enhance video frames by </text:span></text:p>
      <text:list text:style-name="L13">
        <text:list-item>
          <text:p text:style-name="P13"><text:span text:style-name="T70">Restoring Content:<text:s/></text:span><text:span text:style-name="T71">The model is used to restore and inpaint parts of the video frames that might be missing or degraded. This involves generating content that seamlessly blends with the existing portions of the frame.</text:span></text:p>
        </text:list-item>
        <text:list-item>
          <text:p text:style-name="P13"><text:span text:style-name="T72">Improving Visual Quality:<text:s/></text:span><text:span text:style-name="T73">By applying inpainting, the visual quality of each frame is improved, making the final video appear more polished and high-quality.</text:span></text:p>
        </text:list-item>
      </text:list>
      <text:p text:style-name="P14"><text:span text:style-name="T74">Process in the Project:</text:span></text:p>
      <text:list text:style-name="L15">
        <text:list-item>
          <text:p text:style-name="P15"><text:span text:style-name="T74">Frame Conversion:<text:s/></text:span><text:span text:style-name="T75">Each video frame is converted to a PIL image format from OpenCV for compatibility with the model.</text:span></text:p>
        </text:list-item>
        <text:list-item>
          <text:p text:style-name="P15"><text:span text:style-name="T76">Mask Creation:<text:s/></text:span><text:span text:style-name="T77">A mask is created to define which parts of the image are to be inpainted. The mask highlights areas that need restoration (e.g., left and right edges in the example).</text:span></text:p>
        </text:list-item>
        <text:list-item>
          <text:p text:style-name="P15"><text:span text:style-name="T78">Inpainting:<text:s/></text:span><text:span text:style-name="T79">The model uses the mask and the original image to generate a new version of the image where the masked areas are filled in with contextually appropriate content.</text:span></text:p>
        </text:list-item>
        <text:list-item>
          <text:p text:style-name="P15"><text:span text:style-name="T80">Resizing:<text:s/></text:span><text:span text:style-name="T81">After inpainting, the image is resized to a higher resolution to meet the desired output quality.</text:span><text:span text:style-name="T82"/></text:p>
        </text:list-item>
      </text:list>
      <text:p text:style-name="P16"><text:span text:style-name="T83">Working of the Model</text:span><text:span text:style-name="T84"/></text:p>
      <text:list text:style-name="L17">
        <text:list-item>
          <text:p text:style-name="P17"><text:span text:style-name="T85">Diffusion Process:<text:s/></text:span><text:span text:style-name="T86">Stable Diffusion models use a diffusion process where they start from a noisy image and gradually denoise it. In the inpainting pipeline, this process is guided by a mask and a conditional prompt to generate realistic content for the masked regions.</text:span></text:p>
        </text:list-item>
        <text:list-item>
          <text:p text:style-name="P17"><text:span text:style-name="T87">Training:<text:s/></text:span><text:span text:style-name="T88">The model is trained on large datasets containing a wide variety of images and corresponding masks, allowing it to learn how to generate realistic and contextually appropriate content.</text:span></text:p>
        </text:list-item>
        <text:list-item>
          <text:p text:style-name="P17"><text:span text:style-name="T89">Inference:<text:s/></text:span><text:span text:style-name="T90">During inference, the model takes the original image, the mask, and possibly a prompt to guide the generation process. It then produces an inpainted image where the masked regions are filled in with high-quality content.</text:span></text:p>
        </text:list-item>
      </text:list>
      <text:p text:style-name="P18"><text:span text:style-name="T91">Comparison with Similar Models</text:span><text:span text:style-name="T92"/></text:p>
      <text:p text:style-name="P18"><text:span text:style-name="T93">Generative Adversarial Networks (GANs):</text:span><text:span text:style-name="T94"/></text:p>
      <text:list text:style-name="L19">
        <text:list-item>
          <text:p text:style-name="P19"><text:span text:style-name="T95">GANs:<text:s/></text:span><text:span text:style-name="T96">Traditional GANs (e.g., Pix2Pix, DeepFill) are also used for image inpainting. They work by generating new content using a discriminator network to distinguish between real and generated images.</text:span></text:p>
        </text:list-item>
        <text:list-item>
          <text:p text:style-name="P19"><text:span text:style-name="T97">Comparison:<text:s/></text:span><text:span text:style-name="T98">Stable Diffusion models, including the inpainting pipeline, tend to offer more stable and high-quality results due to their training methodology and diffusion process, which can handle complex textures and content better than some GAN-based models.</text:span></text:p>
        </text:list-item>
      </text:list>
      <text:p text:style-name="P20"><text:span text:style-name="T99">Autoregressive Models:</text:span><text:span text:style-name="T100"/></text:p>
      <text:list text:style-name="L21">
        <text:list-item>
          <text:p text:style-name="P21"><text:span text:style-name="T101">Autoregressive Models:<text:s/></text:span><text:span text:style-name="T102">Models like PixelSNAIL and Image Transformer generate images one pixel at a time, conditioned on previously generated pixels.</text:span></text:p>
        </text:list-item>
        <text:list-item>
          <text:p text:style-name="P21"><text:span text:style-name="T103">Comparison:<text:s/></text:span><text:span text:style-name="T104">These models can be slower and computationally intensive compared to diffusion models, which generate the entire image in a more parallelizable manner.</text:span></text:p>
        </text:list-item>
      </text:list>
      <text:p text:style-name="P22"><text:span text:style-name="T105">Other Diffusion Models:</text:span><text:span text:style-name="T106"/></text:p>
      <text:list text:style-name="L23">
        <text:list-item>
          <text:p text:style-name="P23"><text:span text:style-name="T107">Denoising Diffusion Probabilistic Models (DDPMs):<text:s/></text:span><text:span text:style-name="T108">Similar to Stable Diffusion, DDPMs use a diffusion process but may not have the same level of conditioning or text-to-image capabilities as Stable Diffusion.</text:span></text:p>
        </text:list-item>
        <text:list-item>
          <text:p text:style-name="P23"><text:span text:style-name="T109">Comparison:<text:s/></text:span><text:span text:style-name="T110">Stable Diffusion is often more flexible and efficient, benefiting from advanced training techniques and larger datasets.</text:span></text:p>
        </text:list-item>
      </text:list>
      <text:p text:style-name="P24"><text:span text:style-name="T111"/></text:p>
      <text:p text:style-name="P24"><text:span text:style-name="T111">Alternatives for This Project</text:span><text:span text:style-name="T112"/></text:p>
      <text:p text:style-name="P24"><text:span text:style-name="T113">DeepFill v2:</text:span><text:span text:style-name="T114"/></text:p>
      <text:list text:style-name="L25">
        <text:list-item>
          <text:p text:style-name="P25"><text:span text:style-name="T115">Description:<text:s/></text:span><text:span text:style-name="T116">An advanced GAN-based inpainting model known for its high-quality results and robustness.</text:span></text:p>
        </text:list-item>
        <text:list-item>
          <text:p text:style-name="P25"><text:span text:style-name="T117">Pros:<text:s/></text:span><text:span text:style-name="T118">Well-established for inpainting tasks and offers high fidelity.</text:span></text:p>
        </text:list-item>
      </text:list>
      <text:p text:style-name="P26"><text:span text:style-name="T119">Image Super-Resolution Models:</text:span><text:span text:style-name="T120"/></text:p>
      <text:list text:style-name="L27">
        <text:list-item>
          <text:p text:style-name="P27"><text:span text:style-name="T121">Example:<text:s/></text:span><text:span text:style-name="T122">ESRGAN (Enhanced Super-Resolution Generative Adversarial Network).</text:span></text:p>
        </text:list-item>
        <text:list-item>
          <text:p text:style-name="P27"><text:span text:style-name="T123">Description:<text:s/></text:span><text:span text:style-name="T124">Primarily used for upscaling images rather than inpainting, but could be used in combination with an inpainting model for frame enhancement.</text:span></text:p>
        </text:list-item>
      </text:list>
      <text:p text:style-name="P28"><text:span text:style-name="T125">Other Stable Diffusion Variants:</text:span></text:p>
      <text:list text:style-name="L29">
        <text:list-item>
          <text:p text:style-name="P29"><text:span text:style-name="T126">Example:<text:s/></text:span><text:span text:style-name="T127">Stable Diffusion 2.0, which includes improvements and enhancements over earlier versions.</text:span></text:p>
        </text:list-item>
        <text:list-item>
          <text:p text:style-name="P29"><text:span text:style-name="T128">Pros:<text:s/></text:span><text:span text:style-name="T129">Provides more advanced features and potentially better results.</text:span></text:p>
        </text:list-item>
      </text:list>
      <text:p text:style-name="P30"><text:span text:style-name="T130"/></text:p>
      <text:p text:style-name="P30"><text:span text:style-name="T130">Summary</text:span></text:p>
      <text:p text:style-name="P30"><text:span text:style-name="T131">The Stable Diffusion Inpainting Pipeline is a powerful tool for image restoration and enhancement, utilizing a diffusion-based approach to generate realistic content for masked regions in images. Compared to other models, it offers advantages in stability and quality, particularly for complex inpainting tasks. Alternatives like GAN-based models or other diffusion techniques may offer different trade-offs in terms of quality, computational efficiency, and flexibility.</text:span></text:p>
      <text:p text:style-name="P30"><text:span text:style-name="T131"/></text:p>
      <text:p text:style-name="P30"><text:span text:style-name="T132">Conclusion</text:span><text:span text:style-name="T133"/></text:p>
      <text:list text:style-name="L31">
        <text:list-item>
          <text:p text:style-name="P31"><text:span text:style-name="T133">The video conversion tool effectively enhances video quality through a combination of modern machine learning models and traditional image processing techniques. </text:span></text:p>
        </text:list-item>
        <text:list-item>
          <text:p text:style-name="P31"><text:span text:style-name="T133">By extracting frames, applying advanced inpainting and upscaling methods, and reconstructing the video, the tool demonstrates a comprehensive approach to improving visual fidelity.</text:span></text:p>
        </text:list-item>
        <text:list-item>
          <text:p text:style-name="P31"><text:span text:style-name="T133"><text:s/>The Stable Diffusion Inpainting model plays a crucial role in restoring and enhancing image quality, while traditional methods ensure effective frame handling and video reconstruction. </text:span></text:p>
        </text:list-item>
        <text:list-item>
          <text:p text:style-name="P31"><text:span text:style-name="T133">This integrated approach leverages the strengths of both advanced AI models and conventional image processing techniques, resulting in a high-quality video enhancement solution.</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